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499cm" fo:margin-right="0cm" fo:text-align="center" style:justify-single-word="false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tyle="italic" fo:font-weight="bold" officeooo:rsid="001c2c78" officeooo:paragraph-rsid="001c2c78" style:font-style-asian="italic" style:font-weight-asian="bold" style:font-style-complex="italic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 fo:padding="0.074cm" fo:border-left="none" fo:border-right="none" fo:border-top="none" fo:border-bottom="0.06pt solid #000000" style:join-border="false">
        <style:tab-stops>
          <style:tab-stop style:position="0.503cm"/>
        </style:tab-stops>
      </style:paragraph-properties>
      <style:text-properties officeooo:rsid="001c2c78" officeooo:paragraph-rsid="001c2c78"/>
    </style:style>
    <style:style style:name="P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0.503cm"/>
        </style:tab-stops>
      </style:paragraph-properties>
      <style:text-properties officeooo:rsid="001c2c78" officeooo:paragraph-rsid="001c2c78"/>
    </style:style>
    <style:style style:name="P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0.503cm"/>
        </style:tab-stops>
      </style:paragraph-properties>
      <style:text-properties officeooo:rsid="001c2c78" officeooo:paragraph-rsid="001c99da"/>
    </style:style>
    <style:style style:name="P5" style:family="paragraph" style:parent-style-name="Standard">
      <loext:graphic-properties draw:fill="none"/>
      <style:paragraph-properties fo:margin-left="0.499cm" fo:margin-right="0cm" fo:text-align="justify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weight="bold" officeooo:rsid="001c2c78" officeooo:paragraph-rsid="001c2c78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0.503cm"/>
        </style:tab-stops>
      </style:paragraph-properties>
      <style:text-properties style:text-underline-style="solid" style:text-underline-width="auto" style:text-underline-color="font-color" fo:font-weight="bold" officeooo:rsid="001c2c78" officeooo:paragraph-rsid="001c2c78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-0.499cm" style:auto-text-indent="false" fo:break-before="page" fo:background-color="transparent">
        <style:tab-stops>
          <style:tab-stop style:position="0.503cm"/>
        </style:tab-stops>
      </style:paragraph-properties>
      <style:text-properties officeooo:rsid="001c2c78" officeooo:paragraph-rsid="001c2c78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503cm"/>
        </style:tab-stops>
      </style:paragraph-properties>
      <style:text-properties officeooo:rsid="001c2c78" officeooo:paragraph-rsid="001c2c78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officeooo:rsid="001c2c78" officeooo:paragraph-rsid="001c2c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35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ündungsprotokoll des "Vereins Offene Netze Nord"</text:p>
      <text:p text:style-name="P2"/>
      <text:p text:style-name="P9"/>
      <text:p text:style-name="P8">Am 1.11.2015 um 22:00 Uhr kamen zehn Personen zusammen um die Gründung des Vereins „Offene Netze Nord“ zu beschließen.</text:p>
      <text:p text:style-name="P8"/>
      <text:p text:style-name="P8">Herr von Courten begrüßte die Anwesenden herzlich und erläuterte, weshalb an diesem Abend der Verein „Offene Netze Nord“ gegründet werden sollte.</text:p>
      <text:p text:style-name="P8"/>
      <text:p text:style-name="P8">Herr von Courten wurde per Zuruf zum Versammlungsleiter, und Herr Schneider wurde ebenfalls per Zuruf zum Protokollführer gewählt; beide nahmen die Wahl an.</text:p>
      <text:p text:style-name="P3"/>
      <text:p text:style-name="P3">Daraufhin schlug der Versammlungsleiter folgende Tagesordnung vor:</text:p>
      <text:p text:style-name="P3"/>
      <text:p text:style-name="P3">1) Diskussion über die Gründung und Satzung des Vereins</text:p>
      <text:p text:style-name="P3">2) Verabschiedung der Satzung und Beschluß über die Gründung des Vereins</text:p>
      <text:p text:style-name="P3">3) Wahl des Vorstandes</text:p>
      <text:p text:style-name="P3">4) Wahl der Kassenprüfer</text:p>
      <text:p text:style-name="P3">5) Festlegung der Mitgliedsbeiträge</text:p>
      <text:p text:style-name="P3">6) Sonstiges</text:p>
      <text:p text:style-name="P3"/>
      <text:p text:style-name="P3">Per Handzeichen wurde dieser Tagesordnungsvorschlag angenommen.</text:p>
      <text:p text:style-name="P3"/>
      <text:p text:style-name="P3">1) Nach kurzer Diskussion über die Notwendigkeit der Gründung eines Vereins, dessen Zwecks und über die Satzung</text:p>
      <text:p text:style-name="P3"/>
      <text:p text:style-name="P3">2) wurde über beide Punkte per Handzeichen abgestimmt. Alle Anwesenden <text:span text:style-name="T2">s</text:span>timmten der Gründung und der vorgelegten Satzung per Handzeichen zu. Alle Anwesenden bestätigten ihren Beitritt durch ihre Unterschrift auf der vorliegenden Satzung.</text:p>
      <text:p text:style-name="P3"/>
      <text:p text:style-name="P3">3) Für die Wahl des Vorstands wurden Herr Ruben Barkow als erster und Herr Felix von Courten als zweiter Vorsitzender vorgeschlagen. </text:p>
      <text:p text:style-name="P3"/>
      <text:p text:style-name="P3"><text:tab/>Herr Nils Schneider wurde als Schatzmeister vorgeschlagen.</text:p>
      <text:p text:style-name="P3"/>
      <text:p text:style-name="P3"><text:tab/>Die Wahl erfolgte per Handzeichen. Herr Barkow, Herr von Courten u<text:span text:style-name="T2">nd</text:span> Herr Schneider jeweils mit neun Stimmen bei einer Enthaltung gewählt. Die drei Gewählten nahmen die Wahl an.</text:p>
      <text:p text:style-name="P3"/>
      <text:p text:style-name="P5"><text:tab/>Der Vorstand:</text:p>
      <text:p text:style-name="P3"><text:span text:style-name="T1"><text:tab/>1. Vorsitzender:</text:span> <text:tab/>Herr Ruben Barkow</text:p>
      <text:p text:style-name="P3"><text:s text:c="17"/><text:tab/><text:tab/>Mühlenbrook 3</text:p>
      <text:p text:style-name="P3"><text:s text:c="17"/><text:tab/><text:tab/>24106 Kiel</text:p>
      <text:p text:style-name="P3"/>
      <text:p text:style-name="P3"><text:span text:style-name="T1"><text:tab/>2. Vorsitzende: <text:s/><text:tab/></text:span>Herr Felix von Courten</text:p>
      <text:p text:style-name="P3"><text:s text:c="17"/><text:tab/><text:tab/>Hansastraße 6</text:p>
      <text:p text:style-name="P3"><text:s text:c="17"/><text:tab/><text:tab/>24118 Kiel</text:p>
      <text:p text:style-name="P3"/>
      <text:p text:style-name="P3"><text:span text:style-name="T1"><text:tab/>Schatzmeister:<text:tab/></text:span>Herr Nils Schneider</text:p>
      <text:p text:style-name="P3"><text:s text:c="17"/><text:tab/><text:tab/>Schenkendorfstr. 10</text:p>
      <text:p text:style-name="P3"><text:s text:c="17"/><text:tab/><text:tab/>23566 Lübeck</text:p>
      <text:p text:style-name="P3"/>
      <text:p text:style-name="P3"/>
      <text:p text:style-name="P7">4) Für die Wahl der Kassenprüfer wurden Herr Stefan Eichhorst und Frau Theresa Warmuth vorgeschlagen.</text:p>
      <text:p text:style-name="P3"/>
      <text:p text:style-name="P3"><text:tab/>Die Wahl erfolgte per Handzeichen. Herr Eichhorst und Frau Warmuth wurden jeweils mit zehn Stimmen gewählt. Beide Gewählten nahmen die Wahl an.</text:p>
      <text:p text:style-name="P3"/>
      <text:p text:style-name="P3">5) Der Vorstand schlug vor einen Jahresmitgliedsbeitrag in Höhe von 25 Euro zu nehmen. Hierüber wurde per Handzeichen abgestimmt. Der Vorschlag wurde einstimmig angenommen.</text:p>
      <text:p text:style-name="P3"/>
      <text:p text:style-name="P3">6) Nachdem keine Wortmeldungen zum Punkt Sonstiges mehr kamen, wurde der Vorstand beauftragt, alles Nötige für die Erlangung der Gemeinnützigkeit zu erledigen.</text:p>
      <text:p text:style-name="P3"/>
      <text:p text:style-name="P3">Der Versammlungsleiter schloss die Versammlung um 23:42 Uhr.</text:p>
      <text:p text:style-name="P3"/>
      <text:p text:style-name="P3"/>
      <text:p text:style-name="P3">Kiel, 1. November 2015</text:p>
      <text:p text:style-name="P3"/>
      <text:p text:style-name="P3"/>
      <text:p text:style-name="P3"/>
      <text:p text:style-name="P4">..................................................................</text:p>
      <text:p text:style-name="P3">Protokollführer (Unterschrift) <text:tab/><text:tab/><text:tab/></text:p>
      <text:p text:style-name="P3"/>
      <text:p text:style-name="P3"/>
      <text:p text:style-name="P3"/>
      <text:p text:style-name="P4">..................................................................</text:p>
      <text:p text:style-name="P3">Versammlungsleiter (Unterschrift)</text:p>
      <text:p text:style-name="P3"/>
      <text:p text:style-name="P3"/>
      <text:p text:style-name="P6">Anwesenheitsliste</text:p>
      <text:p text:style-name="P3"/>
      <text:p text:style-name="P3">Barkow, Ruben</text:p>
      <text:p text:style-name="P3">von Courten, Felix</text:p>
      <text:p text:style-name="P3">Ehlers, Daniel</text:p>
      <text:p text:style-name="P3">Eichhorst, Stefan</text:p>
      <text:p text:style-name="P3">Jacobsen, Robert</text:p>
      <text:p text:style-name="P3">Marx, Matthias</text:p>
      <text:p text:style-name="P3">Miklós, Gernot</text:p>
      <text:p text:style-name="P3">Schneider, Nils</text:p>
      <text:p text:style-name="P3">Thomsen, Sven</text:p>
      <text:p text:style-name="P3">Warmuth, There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</meta:initial-creator>
    <meta:creation-date>2015-11-01T23:04:09.178926677</meta:creation-date>
    <dc:date>2015-11-01T23:15:06.066943097</dc:date>
    <dc:creator>ruben </dc:creator>
    <meta:editing-duration>PT10M54S</meta:editing-duration>
    <meta:editing-cycles>6</meta:editing-cycles>
    <meta:generator>LibreOffice/5.0.2.2$Linux_X86_64 LibreOffice_project/00m0$Build-2</meta:generator>
    <meta:document-statistic meta:table-count="0" meta:image-count="0" meta:object-count="0" meta:page-count="2" meta:paragraph-count="48" meta:word-count="373" meta:character-count="2877" meta:non-whitespace-character-count="2423"/>
  </office:meta>
</office:document-meta>
</file>